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3628" calcext:value-type="float">
            <text:p>46.4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056" calcext:value-type="float">
            <text:p>46.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247304" calcext:value-type="float">
            <text:p>46.2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30896" calcext:value-type="float">
            <text:p>46.0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21168" calcext:value-type="float">
            <text:p>45.9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32192" calcext:value-type="float">
            <text:p>45.7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6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4008" calcext:value-type="float">
            <text:p>45.7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881544" calcext:value-type="float">
            <text:p>45.8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8096" calcext:value-type="float">
            <text:p>45.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63968" calcext:value-type="float">
            <text:p>45.4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37832" calcext:value-type="float">
            <text:p>45.1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47688" calcext:value-type="float">
            <text:p>44.7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1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6416" calcext:value-type="float">
            <text:p>44.4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8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1136" calcext:value-type="float">
            <text:p>44.1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9788" calcext:value-type="float">
            <text:p>43.9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29656" calcext:value-type="float">
            <text:p>43.7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6064" calcext:value-type="float">
            <text:p>43.9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0176" calcext:value-type="float">
            <text:p>44.0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8932" calcext:value-type="float">
            <text:p>44.0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35168" calcext:value-type="float">
            <text:p>43.6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200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13704" calcext:value-type="float">
            <text:p>44.1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94576" calcext:value-type="float">
            <text:p>44.9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10528" calcext:value-type="float">
            <text:p>44.6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18504" calcext:value-type="float">
            <text:p>44.4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69864" calcext:value-type="float">
            <text:p>43.8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89576" calcext:value-type="float">
            <text:p>43.0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7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6824" calcext:value-type="float">
            <text:p>43.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6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5216" calcext:value-type="float">
            <text:p>42.4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68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75376" calcext:value-type="float">
            <text:p>43.7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6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6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67328" calcext:value-type="float">
            <text:p>41.8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2608</text:p>
          </table:table-cell>
          <table:table-cell office:value-type="string" calcext:value-type="string">
            <text:p>TWDB:2432608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2864" calcext:value-type="float">
            <text:p>41.2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